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5">
      <style:paragraph-properties fo:margin-top="0.1in" fo:margin-bottom="0.1in" loext:contextual-spacing="false"/>
      <style:text-properties officeooo:paragraph-rsid="0023cb60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officeooo:paragraph-rsid="0009e7ec"/>
    </style:style>
    <style:style style:name="P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09aba6" officeooo:paragraph-rsid="0009aba6" style:font-weight-asian="normal" style:font-weight-complex="normal"/>
    </style:style>
    <style:style style:name="P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09e7ec" officeooo:paragraph-rsid="0009e7ec" style:font-weight-asian="normal" style:font-weight-complex="normal"/>
    </style:style>
    <style:style style:name="P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1e331b" officeooo:paragraph-rsid="001e331b" style:font-weight-asian="normal" style:font-weight-complex="normal"/>
    </style:style>
    <style:style style:name="P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16943a" officeooo:paragraph-rsid="0016943a" style:font-weight-asian="normal" style:font-weight-complex="normal"/>
    </style:style>
    <style:style style:name="P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3411a1" officeooo:paragraph-rsid="003411a1" style:font-weight-asian="normal" style:font-weight-complex="normal"/>
    </style:style>
    <style:style style:name="P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1f2507" officeooo:paragraph-rsid="001f2507" style:font-weight-asian="normal" style:font-weight-complex="normal"/>
    </style:style>
    <style:style style:name="P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202093" officeooo:paragraph-rsid="00202093" style:font-weight-asian="normal" style:font-weight-complex="normal"/>
    </style:style>
    <style:style style:name="P1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2332e2" officeooo:paragraph-rsid="002332e2" style:font-weight-asian="normal" style:font-weight-complex="normal"/>
    </style:style>
    <style:style style:name="P1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normal" officeooo:rsid="00291594" officeooo:paragraph-rsid="00291594" style:font-weight-asian="normal" style:font-weight-complex="normal"/>
    </style:style>
    <style:style style:name="P1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bold" officeooo:rsid="001a39c1" officeooo:paragraph-rsid="001a39c1" style:font-weight-asian="bold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1" fo:font-weight="bold" officeooo:rsid="001a39c1" officeooo:paragraph-rsid="003411a1" style:font-weight-asian="bold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officeooo:paragraph-rsid="000b650c"/>
    </style:style>
    <style:style style:name="P1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officeooo:paragraph-rsid="000ed6c8"/>
    </style:style>
    <style:style style:name="P1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officeooo:rsid="001ae4f6" officeooo:paragraph-rsid="001ae4f6"/>
    </style:style>
    <style:style style:name="P1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officeooo:paragraph-rsid="002332e2"/>
    </style:style>
    <style:style style:name="P1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2" fo:font-weight="normal" officeooo:rsid="00268a9a" officeooo:paragraph-rsid="00268a9a" style:font-weight-asian="normal" style:font-weight-complex="normal"/>
    </style:style>
    <style:style style:name="P1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2" fo:font-weight="normal" officeooo:rsid="002b3511" officeooo:paragraph-rsid="002b3511" style:font-weight-asian="normal" style:font-weight-complex="normal"/>
    </style:style>
    <style:style style:name="P2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Noto Sans2" fo:font-weight="normal" officeooo:rsid="00291594" officeooo:paragraph-rsid="00291594" style:font-weight-asian="normal" style:font-weight-complex="normal"/>
    </style:style>
    <style:style style:name="P2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text-position="0% 100%" style:font-name="Noto Sans1" fo:font-weight="normal" officeooo:rsid="002c179d" officeooo:paragraph-rsid="002c179d" style:font-weight-asian="normal" style:font-weight-complex="normal"/>
    </style:style>
    <style:style style:name="P22" style:family="paragraph" style:parent-style-name="Standard">
      <style:paragraph-properties fo:margin-top="0.0402in" fo:margin-bottom="0.0402in" loext:contextual-spacing="false"/>
      <style:text-properties style:font-name="Noto Sans1" fo:font-weight="bold" officeooo:rsid="0009aba6" officeooo:paragraph-rsid="0009aba6" style:font-weight-asian="bold" style:font-weight-complex="bold"/>
    </style:style>
    <style:style style:name="P23" style:family="paragraph" style:parent-style-name="Standard" style:list-style-name="L7">
      <style:paragraph-properties fo:margin-top="0.0402in" fo:margin-bottom="0.0402in" loext:contextual-spacing="false"/>
      <style:text-properties style:font-name="Noto Sans1" fo:font-weight="bold" officeooo:rsid="001f2507" officeooo:paragraph-rsid="001f2507" style:font-weight-asian="bold" style:font-weight-complex="bold"/>
    </style:style>
    <style:style style:name="P24" style:family="paragraph" style:parent-style-name="Standard" style:list-style-name="L13">
      <style:paragraph-properties fo:margin-top="0.0402in" fo:margin-bottom="0.0402in" loext:contextual-spacing="false"/>
      <style:text-properties style:font-name="Noto Sans1" fo:font-weight="bold" officeooo:rsid="001f2507" officeooo:paragraph-rsid="001f2507" style:font-weight-asian="bold" style:font-weight-complex="bold"/>
    </style:style>
    <style:style style:name="P25" style:family="paragraph" style:parent-style-name="Standard" style:list-style-name="L7">
      <style:paragraph-properties fo:margin-top="0.0402in" fo:margin-bottom="0.0402in" loext:contextual-spacing="false"/>
      <style:text-properties style:font-name="Noto Sans1" fo:font-weight="bold" officeooo:rsid="001e331b" officeooo:paragraph-rsid="001e331b" style:font-weight-asian="bold" style:font-weight-complex="bold"/>
    </style:style>
    <style:style style:name="P26" style:family="paragraph" style:parent-style-name="Standard" style:list-style-name="L12">
      <style:paragraph-properties fo:margin-top="0.0402in" fo:margin-bottom="0.0402in" loext:contextual-spacing="false"/>
      <style:text-properties style:font-name="Noto Sans1" fo:font-weight="bold" officeooo:rsid="001e331b" officeooo:paragraph-rsid="001f2507" style:font-weight-asian="bold" style:font-weight-complex="bold"/>
    </style:style>
    <style:style style:name="P27" style:family="paragraph" style:parent-style-name="Standard" style:list-style-name="L12">
      <style:paragraph-properties fo:margin-top="0.0402in" fo:margin-bottom="0.0402in" loext:contextual-spacing="false"/>
      <style:text-properties style:font-name="Noto Sans1" fo:font-weight="bold" officeooo:rsid="001e331b" officeooo:paragraph-rsid="001e331b" style:font-weight-asian="bold" style:font-weight-complex="bold"/>
    </style:style>
    <style:style style:name="P28" style:family="paragraph" style:parent-style-name="Standard" style:list-style-name="L8">
      <style:paragraph-properties fo:margin-top="0.0402in" fo:margin-bottom="0.0402in" loext:contextual-spacing="false"/>
      <style:text-properties style:font-name="Noto Sans1" fo:font-weight="bold" officeooo:rsid="0016943a" officeooo:paragraph-rsid="0016943a" style:font-weight-asian="bold" style:font-weight-complex="bold"/>
    </style:style>
    <style:style style:name="P29" style:family="paragraph" style:parent-style-name="Standard" style:list-style-name="L8">
      <style:paragraph-properties fo:margin-top="0.0402in" fo:margin-bottom="0.0402in" loext:contextual-spacing="false"/>
      <style:text-properties style:font-name="Noto Sans1" fo:font-weight="bold" officeooo:rsid="00185831" officeooo:paragraph-rsid="00185831" style:font-weight-asian="bold" style:font-weight-complex="bold"/>
    </style:style>
    <style:style style:name="P30" style:family="paragraph" style:parent-style-name="Standard" style:list-style-name="L2">
      <style:paragraph-properties fo:margin-top="0.0402in" fo:margin-bottom="0.0402in" loext:contextual-spacing="false"/>
      <style:text-properties style:font-name="Noto Sans1" fo:font-weight="normal" officeooo:rsid="0009aba6" officeooo:paragraph-rsid="0009aba6" style:font-weight-asian="normal" style:font-weight-complex="normal"/>
    </style:style>
    <style:style style:name="P31" style:family="paragraph" style:parent-style-name="Standard" style:list-style-name="L5">
      <style:paragraph-properties fo:margin-top="0.0402in" fo:margin-bottom="0.0402in" loext:contextual-spacing="false"/>
      <style:text-properties style:font-name="Noto Sans1" fo:font-weight="normal" officeooo:rsid="001ae4f6" officeooo:paragraph-rsid="001ae4f6" style:font-weight-asian="normal" style:font-weight-complex="normal"/>
    </style:style>
    <style:style style:name="P32" style:family="paragraph" style:parent-style-name="Standard" style:list-style-name="L6">
      <style:paragraph-properties fo:margin-top="0.0402in" fo:margin-bottom="0.0402in" loext:contextual-spacing="false"/>
      <style:text-properties style:font-name="Noto Sans1" fo:font-weight="normal" officeooo:rsid="0009e7ec" officeooo:paragraph-rsid="0009e7ec" style:font-weight-asian="normal" style:font-weight-complex="normal"/>
    </style:style>
    <style:style style:name="P33" style:family="paragraph" style:parent-style-name="Standard" style:list-style-name="L13">
      <style:paragraph-properties fo:margin-top="0.0402in" fo:margin-bottom="0.0402in" loext:contextual-spacing="false"/>
      <style:text-properties style:font-name="Noto Sans1" fo:font-weight="normal" officeooo:rsid="001f2507" officeooo:paragraph-rsid="001f2507" style:font-weight-asian="normal" style:font-weight-complex="normal"/>
    </style:style>
    <style:style style:name="P34" style:family="paragraph" style:parent-style-name="Standard" style:list-style-name="L14">
      <style:paragraph-properties fo:margin-top="0.0402in" fo:margin-bottom="0.0402in" loext:contextual-spacing="false"/>
      <style:text-properties style:font-name="Noto Sans1" fo:font-weight="normal" officeooo:rsid="00202093" officeooo:paragraph-rsid="00202093" style:font-weight-asian="normal" style:font-weight-complex="normal"/>
    </style:style>
    <style:style style:name="P35" style:family="paragraph" style:parent-style-name="Standard" style:list-style-name="L16">
      <style:paragraph-properties fo:margin-top="0.0402in" fo:margin-bottom="0.0402in" loext:contextual-spacing="false"/>
      <style:text-properties style:font-name="Noto Sans1" fo:font-weight="normal" officeooo:rsid="002332e2" officeooo:paragraph-rsid="002332e2" style:font-weight-asian="normal" style:font-weight-complex="normal"/>
    </style:style>
    <style:style style:name="P36" style:family="paragraph" style:parent-style-name="Standard" style:list-style-name="L19">
      <style:paragraph-properties fo:margin-top="0.0402in" fo:margin-bottom="0.0402in" loext:contextual-spacing="false"/>
      <style:text-properties style:font-name="Noto Sans1" fo:font-weight="normal" officeooo:rsid="00291594" officeooo:paragraph-rsid="00291594" style:font-weight-asian="normal" style:font-weight-complex="normal"/>
    </style:style>
    <style:style style:name="P37" style:family="paragraph" style:parent-style-name="Standard" style:list-style-name="L20">
      <style:paragraph-properties fo:margin-top="0.0402in" fo:margin-bottom="0.0402in" loext:contextual-spacing="false"/>
      <style:text-properties style:font-name="Noto Sans1" fo:font-weight="normal" officeooo:rsid="00291594" officeooo:paragraph-rsid="00291594" style:font-weight-asian="normal" style:font-weight-complex="normal"/>
    </style:style>
    <style:style style:name="P38" style:family="paragraph" style:parent-style-name="Standard" style:list-style-name="L10">
      <style:paragraph-properties fo:margin-top="0.0402in" fo:margin-bottom="0.0402in" loext:contextual-spacing="false"/>
      <style:text-properties style:font-name="Noto Sans1" officeooo:paragraph-rsid="003411a1"/>
    </style:style>
    <style:style style:name="P39" style:family="paragraph" style:parent-style-name="Standard" style:list-style-name="L1">
      <style:paragraph-properties fo:margin-top="0.0402in" fo:margin-bottom="0.0402in" loext:contextual-spacing="false"/>
      <style:text-properties officeooo:paragraph-rsid="0009e7ec"/>
    </style:style>
    <style:style style:name="P40" style:family="paragraph" style:parent-style-name="Standard" style:list-style-name="L1">
      <style:paragraph-properties fo:margin-top="0.0402in" fo:margin-bottom="0.0402in" loext:contextual-spacing="false"/>
      <style:text-properties officeooo:paragraph-rsid="000d4d67"/>
    </style:style>
    <style:style style:name="P41" style:family="paragraph" style:parent-style-name="Standard" style:list-style-name="L2">
      <style:paragraph-properties fo:margin-top="0.0402in" fo:margin-bottom="0.0402in" loext:contextual-spacing="false"/>
      <style:text-properties officeooo:paragraph-rsid="0009aba6"/>
    </style:style>
    <style:style style:name="P42" style:family="paragraph" style:parent-style-name="Standard" style:list-style-name="L2">
      <style:paragraph-properties fo:margin-top="0.0402in" fo:margin-bottom="0.0402in" loext:contextual-spacing="false"/>
      <style:text-properties officeooo:paragraph-rsid="003a9857"/>
    </style:style>
    <style:style style:name="P43" style:family="paragraph" style:parent-style-name="Standard" style:list-style-name="L3">
      <style:paragraph-properties fo:margin-top="0.0402in" fo:margin-bottom="0.0402in" loext:contextual-spacing="false"/>
      <style:text-properties officeooo:rsid="000b650c" officeooo:paragraph-rsid="000d4d67"/>
    </style:style>
    <style:style style:name="P44" style:family="paragraph" style:parent-style-name="Standard" style:list-style-name="L4">
      <style:paragraph-properties fo:margin-top="0.0402in" fo:margin-bottom="0.0402in" loext:contextual-spacing="false"/>
      <style:text-properties officeooo:rsid="000b650c" officeooo:paragraph-rsid="000feedd"/>
    </style:style>
    <style:style style:name="P45" style:family="paragraph" style:parent-style-name="Standard" style:list-style-name="L4">
      <style:paragraph-properties fo:margin-top="0.0402in" fo:margin-bottom="0.0402in" loext:contextual-spacing="false"/>
      <style:text-properties officeooo:rsid="000b650c" officeooo:paragraph-rsid="0037983f"/>
    </style:style>
    <style:style style:name="P46" style:family="paragraph" style:parent-style-name="Standard" style:list-style-name="L4">
      <style:paragraph-properties fo:margin-top="0.0402in" fo:margin-bottom="0.0402in" loext:contextual-spacing="false"/>
      <style:text-properties officeooo:rsid="000b650c" officeooo:paragraph-rsid="003828b9"/>
    </style:style>
    <style:style style:name="P47" style:family="paragraph" style:parent-style-name="Standard" style:list-style-name="L2">
      <style:paragraph-properties fo:margin-top="0.0402in" fo:margin-bottom="0.0402in" loext:contextual-spacing="false"/>
      <style:text-properties officeooo:rsid="000b650c" officeooo:paragraph-rsid="003732fe"/>
    </style:style>
    <style:style style:name="P48" style:family="paragraph" style:parent-style-name="Standard" style:list-style-name="L2">
      <style:paragraph-properties fo:margin-top="0.0402in" fo:margin-bottom="0.0402in" loext:contextual-spacing="false"/>
      <style:text-properties officeooo:rsid="000b650c" officeooo:paragraph-rsid="003bf37c"/>
    </style:style>
    <style:style style:name="P49" style:family="paragraph" style:parent-style-name="Standard" style:list-style-name="L5">
      <style:paragraph-properties fo:margin-top="0.0402in" fo:margin-bottom="0.0402in" loext:contextual-spacing="false"/>
      <style:text-properties officeooo:rsid="001ae4f6" officeooo:paragraph-rsid="001c44bb"/>
    </style:style>
    <style:style style:name="P50" style:family="paragraph" style:parent-style-name="Standard" style:list-style-name="L5">
      <style:paragraph-properties fo:margin-top="0.0402in" fo:margin-bottom="0.0402in" loext:contextual-spacing="false"/>
      <style:text-properties officeooo:paragraph-rsid="001c44bb"/>
    </style:style>
    <style:style style:name="P51" style:family="paragraph" style:parent-style-name="Standard" style:list-style-name="L9">
      <style:paragraph-properties fo:margin-top="0.0402in" fo:margin-bottom="0.0402in" loext:contextual-spacing="false"/>
      <style:text-properties officeooo:paragraph-rsid="001a39c1"/>
    </style:style>
    <style:style style:name="P52" style:family="paragraph" style:parent-style-name="Standard" style:list-style-name="L10">
      <style:paragraph-properties fo:margin-top="0.0402in" fo:margin-bottom="0.0402in" loext:contextual-spacing="false"/>
      <style:text-properties officeooo:paragraph-rsid="001a39c1"/>
    </style:style>
    <style:style style:name="P53" style:family="paragraph" style:parent-style-name="Standard" style:list-style-name="L2">
      <style:paragraph-properties fo:margin-top="0.0402in" fo:margin-bottom="0.0402in" loext:contextual-spacing="false"/>
      <style:text-properties officeooo:rsid="003732fe" officeooo:paragraph-rsid="003732fe"/>
    </style:style>
    <style:style style:name="P54" style:family="paragraph" style:parent-style-name="Standard" style:list-style-name="L17">
      <style:paragraph-properties fo:margin-top="0.0402in" fo:margin-bottom="0.0402in" loext:contextual-spacing="false"/>
      <style:text-properties style:font-name="Noto Sans2" fo:font-weight="normal" officeooo:rsid="00268a9a" officeooo:paragraph-rsid="00268a9a" style:font-weight-asian="normal" style:font-weight-complex="normal"/>
    </style:style>
    <style:style style:name="P55" style:family="paragraph" style:parent-style-name="Standard" style:list-style-name="L17">
      <style:paragraph-properties fo:margin-top="0.0402in" fo:margin-bottom="0.0402in" loext:contextual-spacing="false"/>
      <style:text-properties style:font-name="Noto Sans2" fo:font-weight="normal" officeooo:rsid="00268a9a" officeooo:paragraph-rsid="00291594" style:font-weight-asian="normal" style:font-weight-complex="normal"/>
    </style:style>
    <style:style style:name="P56" style:family="paragraph" style:parent-style-name="Standard" style:list-style-name="L17">
      <style:paragraph-properties fo:margin-top="0.0402in" fo:margin-bottom="0.0402in" loext:contextual-spacing="false"/>
      <style:text-properties style:font-name="Noto Sans2" fo:font-weight="normal" officeooo:rsid="0009e7ec" officeooo:paragraph-rsid="00291594" style:font-weight-asian="normal" style:font-weight-complex="normal"/>
    </style:style>
    <style:style style:name="P57" style:family="paragraph" style:parent-style-name="Standard" style:list-style-name="L17">
      <style:paragraph-properties fo:margin-top="0.0402in" fo:margin-bottom="0.0402in" loext:contextual-spacing="false"/>
      <style:text-properties style:font-name="Noto Sans2" fo:font-weight="normal" officeooo:rsid="0009e7ec" officeooo:paragraph-rsid="0029c1d8" style:font-weight-asian="normal" style:font-weight-complex="normal"/>
    </style:style>
    <style:style style:name="P58" style:family="paragraph" style:parent-style-name="Standard" style:list-style-name="L18">
      <style:paragraph-properties fo:margin-top="0.0402in" fo:margin-bottom="0.0402in" loext:contextual-spacing="false"/>
      <style:text-properties style:font-name="Noto Sans2" fo:font-weight="normal" officeooo:rsid="00291594" officeooo:paragraph-rsid="00291594" style:font-weight-asian="normal" style:font-weight-complex="normal"/>
    </style:style>
    <style:style style:name="P59" style:family="paragraph" style:parent-style-name="Standard" style:list-style-name="L26">
      <style:paragraph-properties fo:margin-top="0.0402in" fo:margin-bottom="0.0402in" loext:contextual-spacing="false"/>
      <style:text-properties style:font-name="Noto Sans2" fo:font-weight="normal" officeooo:rsid="002b3511" officeooo:paragraph-rsid="002b3511" style:font-weight-asian="normal" style:font-weight-complex="normal"/>
    </style:style>
    <style:style style:name="P60" style:family="paragraph" style:parent-style-name="Standard" style:list-style-name="L21">
      <style:paragraph-properties fo:margin-top="0.0402in" fo:margin-bottom="0.0402in" loext:contextual-spacing="false"/>
      <style:text-properties style:text-position="0% 100%" style:font-name="Noto Sans1" fo:font-weight="normal" officeooo:rsid="002c179d" officeooo:paragraph-rsid="002c179d" style:font-weight-asian="normal" style:font-weight-complex="normal"/>
    </style:style>
    <style:style style:name="P61" style:family="paragraph" style:parent-style-name="Standard" style:list-style-name="L22">
      <style:paragraph-properties fo:margin-top="0.0402in" fo:margin-bottom="0.0402in" loext:contextual-spacing="false"/>
      <style:text-properties style:text-position="0% 100%" style:font-name="Noto Sans1" fo:font-weight="normal" officeooo:rsid="002c179d" officeooo:paragraph-rsid="002c179d" style:font-weight-asian="normal" style:font-weight-complex="normal"/>
    </style:style>
    <style:style style:name="P62" style:family="paragraph" style:parent-style-name="Standard" style:list-style-name="L23">
      <style:paragraph-properties fo:margin-top="0.0402in" fo:margin-bottom="0.0402in" loext:contextual-spacing="false"/>
      <style:text-properties style:text-position="0% 100%" style:font-name="Noto Sans1" fo:font-weight="normal" officeooo:rsid="002c179d" officeooo:paragraph-rsid="002c179d" style:font-weight-asian="normal" style:font-weight-complex="normal"/>
    </style:style>
    <style:style style:name="P63" style:family="paragraph" style:parent-style-name="Standard" style:list-style-name="L24">
      <style:paragraph-properties fo:margin-top="0.0402in" fo:margin-bottom="0.0402in" loext:contextual-spacing="false"/>
      <style:text-properties style:text-position="0% 100%" style:font-name="Noto Sans1" fo:font-weight="normal" officeooo:rsid="002c179d" officeooo:paragraph-rsid="002c179d" style:font-weight-asian="normal" style:font-weight-complex="normal"/>
    </style:style>
    <style:style style:name="P64" style:family="paragraph" style:parent-style-name="Standard" style:list-style-name="L11">
      <style:paragraph-properties fo:margin-top="0.0402in" fo:margin-bottom="0.0402in" loext:contextual-spacing="false"/>
      <style:text-properties officeooo:paragraph-rsid="003411a1"/>
    </style:style>
    <style:style style:name="T1" style:family="text">
      <style:text-properties style:font-name="Noto Sans1"/>
    </style:style>
    <style:style style:name="T2" style:family="text">
      <style:text-properties style:font-name="Noto Sans1" fo:font-weight="normal" style:font-weight-asian="normal" style:font-weight-complex="normal"/>
    </style:style>
    <style:style style:name="T3" style:family="text">
      <style:text-properties style:font-name="Noto Sans1" fo:font-weight="normal" officeooo:rsid="0009aba6" style:font-weight-asian="normal" style:font-weight-complex="normal"/>
    </style:style>
    <style:style style:name="T4" style:family="text">
      <style:text-properties style:font-name="Noto Sans1" fo:font-weight="normal" officeooo:rsid="0009e7ec" style:font-weight-asian="normal" style:font-weight-complex="normal"/>
    </style:style>
    <style:style style:name="T5" style:family="text">
      <style:text-properties style:font-name="Noto Sans1" fo:font-weight="normal" officeooo:rsid="000b060d" style:font-weight-asian="normal" style:font-weight-complex="normal"/>
    </style:style>
    <style:style style:name="T6" style:family="text">
      <style:text-properties style:font-name="Noto Sans1" fo:font-weight="normal" officeooo:rsid="000cc458" style:font-weight-asian="normal" style:font-weight-complex="normal"/>
    </style:style>
    <style:style style:name="T7" style:family="text">
      <style:text-properties style:font-name="Noto Sans1" fo:font-weight="normal" officeooo:rsid="000b650c" style:font-weight-asian="normal" style:font-weight-complex="normal"/>
    </style:style>
    <style:style style:name="T8" style:family="text">
      <style:text-properties style:font-name="Noto Sans1" fo:font-weight="normal" officeooo:rsid="000d4d67" style:font-weight-asian="normal" style:font-weight-complex="normal"/>
    </style:style>
    <style:style style:name="T9" style:family="text">
      <style:text-properties style:font-name="Noto Sans1" fo:font-weight="normal" officeooo:rsid="000ed6c8" style:font-weight-asian="normal" style:font-weight-complex="normal"/>
    </style:style>
    <style:style style:name="T10" style:family="text">
      <style:text-properties style:font-name="Noto Sans1" fo:font-weight="normal" officeooo:rsid="000fcf7e" style:font-weight-asian="normal" style:font-weight-complex="normal"/>
    </style:style>
    <style:style style:name="T11" style:family="text">
      <style:text-properties style:font-name="Noto Sans1" fo:font-weight="normal" officeooo:rsid="000feedd" style:font-weight-asian="normal" style:font-weight-complex="normal"/>
    </style:style>
    <style:style style:name="T12" style:family="text">
      <style:text-properties style:font-name="Noto Sans1" fo:font-weight="normal" officeooo:rsid="00118b1f" style:font-weight-asian="normal" style:font-weight-complex="normal"/>
    </style:style>
    <style:style style:name="T13" style:family="text">
      <style:text-properties style:font-name="Noto Sans1" fo:font-weight="normal" officeooo:rsid="00155765" style:font-weight-asian="normal" style:font-weight-complex="normal"/>
    </style:style>
    <style:style style:name="T14" style:family="text">
      <style:text-properties style:font-name="Noto Sans1" fo:font-weight="normal" officeooo:rsid="00185831" style:font-weight-asian="normal" style:font-weight-complex="normal"/>
    </style:style>
    <style:style style:name="T15" style:family="text">
      <style:text-properties style:font-name="Noto Sans1" fo:font-weight="normal" officeooo:rsid="001a39c1" style:font-weight-asian="normal" style:font-weight-complex="normal"/>
    </style:style>
    <style:style style:name="T16" style:family="text">
      <style:text-properties style:font-name="Noto Sans1" fo:font-weight="normal" officeooo:rsid="001c44bb" style:font-weight-asian="normal" style:font-weight-complex="normal"/>
    </style:style>
    <style:style style:name="T17" style:family="text">
      <style:text-properties style:font-name="Noto Sans1" fo:font-weight="normal" officeooo:rsid="001e331b" style:font-weight-asian="normal" style:font-weight-complex="normal"/>
    </style:style>
    <style:style style:name="T18" style:family="text">
      <style:text-properties style:font-name="Noto Sans1" fo:font-weight="normal" officeooo:rsid="0023cb60" style:font-weight-asian="normal" style:font-weight-complex="normal"/>
    </style:style>
    <style:style style:name="T19" style:family="text">
      <style:text-properties style:font-name="Noto Sans1" fo:font-weight="normal" officeooo:rsid="001ae4f6" style:font-weight-asian="normal" style:font-weight-complex="normal"/>
    </style:style>
    <style:style style:name="T20" style:family="text">
      <style:text-properties style:font-name="Noto Sans1" fo:font-weight="normal" officeooo:rsid="0025370c" style:font-weight-asian="normal" style:font-weight-complex="normal"/>
    </style:style>
    <style:style style:name="T21" style:family="text">
      <style:text-properties style:font-name="Noto Sans1" fo:font-weight="normal" officeooo:rsid="002332e2" style:font-weight-asian="normal" style:font-weight-complex="normal"/>
    </style:style>
    <style:style style:name="T22" style:family="text">
      <style:text-properties style:font-name="Noto Sans1" fo:font-weight="normal" officeooo:rsid="0036dfb7" style:font-weight-asian="normal" style:font-weight-complex="normal"/>
    </style:style>
    <style:style style:name="T23" style:family="text">
      <style:text-properties style:font-name="Noto Sans1" fo:font-weight="normal" officeooo:rsid="003732fe" style:font-weight-asian="normal" style:font-weight-complex="normal"/>
    </style:style>
    <style:style style:name="T24" style:family="text">
      <style:text-properties style:font-name="Noto Sans1" fo:font-weight="normal" officeooo:rsid="00408025" style:font-weight-asian="normal" style:font-weight-complex="normal"/>
    </style:style>
    <style:style style:name="T25" style:family="text">
      <style:text-properties style:font-name="Noto Sans1" fo:font-weight="normal" officeooo:rsid="003411a1" style:font-weight-asian="normal" style:font-weight-complex="normal"/>
    </style:style>
    <style:style style:name="T26" style:family="text">
      <style:text-properties style:font-name="Noto Sans1" fo:font-style="italic" fo:font-weight="normal" officeooo:rsid="000d4d67" style:font-style-asian="italic" style:font-weight-asian="normal" style:font-style-complex="italic" style:font-weight-complex="normal"/>
    </style:style>
    <style:style style:name="T27" style:family="text">
      <style:text-properties style:font-name="Noto Sans1" officeooo:rsid="00291594"/>
    </style:style>
    <style:style style:name="T28" style:family="text">
      <style:text-properties style:font-name="Noto Sans1" officeooo:rsid="0009e7ec"/>
    </style:style>
    <style:style style:name="T29" style:family="text">
      <style:text-properties style:font-name="Noto Sans1" officeooo:rsid="0029c1d8"/>
    </style:style>
    <style:style style:name="T30" style:family="text">
      <style:text-properties style:font-name="Noto Sans2"/>
    </style:style>
    <style:style style:name="T31" style:family="text">
      <style:text-properties style:font-name="Noto Sans2" fo:font-weight="normal" officeooo:rsid="0009aba6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85831" style:font-weight-asian="normal" style:font-weight-complex="normal"/>
    </style:style>
    <style:style style:name="T34" style:family="text">
      <style:text-properties fo:font-weight="normal" officeooo:rsid="0016943a" style:font-weight-asian="normal" style:font-weight-complex="normal"/>
    </style:style>
    <style:style style:name="T35" style:family="text">
      <style:text-properties fo:font-weight="normal" officeooo:rsid="001a39c1" style:font-weight-asian="normal" style:font-weight-complex="normal"/>
    </style:style>
    <style:style style:name="T36" style:family="text">
      <style:text-properties fo:font-weight="normal" officeooo:rsid="001c44bb" style:font-weight-asian="normal" style:font-weight-complex="normal"/>
    </style:style>
    <style:style style:name="T37" style:family="text">
      <style:text-properties fo:font-weight="normal" officeooo:rsid="001e331b" style:font-weight-asian="normal" style:font-weight-complex="normal"/>
    </style:style>
    <style:style style:name="T38" style:family="text">
      <style:text-properties fo:font-weight="normal" officeooo:rsid="001ae4f6" style:font-weight-asian="normal" style:font-weight-complex="normal"/>
    </style:style>
    <style:style style:name="T39" style:family="text">
      <style:text-properties fo:font-weight="normal" officeooo:rsid="002748fe" style:font-weight-asian="normal" style:font-weight-complex="normal"/>
    </style:style>
    <style:style style:name="T40" style:family="text">
      <style:text-properties fo:font-weight="normal" officeooo:rsid="002fe46a" style:font-weight-asian="normal" style:font-weight-complex="normal"/>
    </style:style>
    <style:style style:name="T41" style:family="text">
      <style:text-properties fo:font-weight="normal" officeooo:rsid="00408025" style:font-weight-asian="normal" style:font-weight-complex="normal"/>
    </style:style>
    <style:style style:name="T42" style:family="text">
      <style:text-properties fo:font-weight="normal" officeooo:rsid="00421477" style:font-weight-asian="normal" style:font-weight-complex="normal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weight="normal" officeooo:rsid="001a39c1" style:font-weight-asian="normal" style:font-weight-complex="normal"/>
    </style:style>
    <style:style style:name="T45" style:family="text">
      <style:text-properties style:text-position="sub 58%" fo:font-weight="normal" officeooo:rsid="002fe46a" style:font-weight-asian="normal" style:font-weight-complex="normal"/>
    </style:style>
    <style:style style:name="T46" style:family="text">
      <style:text-properties style:text-position="sub 58%" style:font-name="Noto Sans1" fo:font-weight="normal" style:font-weight-asian="normal" style:font-weight-complex="normal"/>
    </style:style>
    <style:style style:name="T47" style:family="text">
      <style:text-properties style:text-position="sub 58%" style:font-name="Noto Sans1" fo:font-weight="normal" officeooo:rsid="003411a1" style:font-weight-asian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fo:font-weight="normal" officeooo: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officeooo:rsid="00325b8b" style:font-size-asian="12pt" style:font-style-asian="normal" style:font-size-complex="12pt" style:font-style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officeooo:rsid="0031ba32" style:font-size-asian="12pt" style:font-style-asian="normal" style:font-size-complex="12pt" style:font-style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Noto Sans1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weight="normal" officeooo:rsid="001a39c1" style:font-weight-asian="normal" style:font-weight-complex="normal"/>
    </style:style>
    <style:style style:name="T59" style:family="text">
      <style:text-properties style:text-position="0% 100%" fo:font-weight="normal" officeooo:rsid="002fe46a" style:font-weight-asian="normal" style:font-weight-complex="normal"/>
    </style:style>
    <style:style style:name="T60" style:family="text">
      <style:text-properties style:text-position="0% 100%" officeooo:rsid="001f2507"/>
    </style:style>
    <style:style style:name="T61" style:family="text">
      <style:text-properties style:text-position="0% 100%" style:font-name="Noto Sans1" fo:font-weight="normal" officeooo:rsid="001f2507" style:font-weight-asian="normal" style:font-weight-complex="normal"/>
    </style:style>
    <style:style style:name="T62" style:family="text">
      <style:text-properties officeooo:rsid="004080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honetic And Phonological Changes</text:p>
      <text:p text:style-name="P2"><text:span text:style-name="T3">C</text:span><text:span text:style-name="T4">hange of stress-accent into a pitch-accent. Stressed syllables now are realized with a high pitch, </text:span><text:span text:style-name="T5">while unstressed syllables have lower pitch, </text:span><text:span text:style-name="T8">let </text:span><text:span text:style-name="T26">S</text:span><text:span text:style-name="T8"> be any syllable</text:span><text:span text:style-name="T4">:</text:span></text:p>
      <text:list xml:id="list4122228492" text:style-name="L1">
        <text:list-item>
          <text:p text:style-name="P39"><text:span text:style-name="T4">/ˈ</text:span><text:span text:style-name="T5">S/ &gt; /S˥/</text:span></text:p>
        </text:list-item>
        <text:list-item>
          <text:p text:style-name="P40"><text:span text:style-name="T5">/</text:span><text:span text:style-name="T8">S/ &gt; </text:span><text:span text:style-name="T5">/S˨/</text:span></text:p>
        </text:list-item>
      </text:list>
      <text:p text:style-name="P3">Glottalized plosives shifts into voiced plosives followed by epenthetic vowel and a glottal stop:</text:p>
      <text:list xml:id="list2691292484" text:style-name="L2">
        <text:list-item>
          <text:p text:style-name="P41"><text:span text:style-name="T3">/pʼ/ &gt; </text:span><text:span text:style-name="T5">[</text:span><text:span text:style-name="T3">bəʔ]</text:span></text:p>
        </text:list-item>
        <text:list-item>
          <text:p text:style-name="P30">/tʼ/ &gt; [dəʔ]</text:p>
        </text:list-item>
        <text:list-item>
          <text:p text:style-name="P41"><text:span text:style-name="T3">/cʼ/ &gt; [</text:span><text:span text:style-name="T31">ɟ</text:span><text:span text:style-name="T3">əʔ]</text:span></text:p>
        </text:list-item>
        <text:list-item>
          <text:p text:style-name="P41"><text:span text:style-name="T3">/kʼ/ &gt; [</text:span><text:span text:style-name="T31">g</text:span><text:span text:style-name="T3">əʔ]</text:span></text:p>
        </text:list-item>
        <text:list-item>
          <text:p text:style-name="P41"><text:span text:style-name="T3">/kʷʼ/ &gt; [</text:span><text:span text:style-name="T31">gʷ</text:span><text:span text:style-name="T3">əʔ]</text:span></text:p>
        </text:list-item>
      </text:list>
      <text:p text:style-name="P14"><text:span text:style-name="T7">Loss of pharyngeal approximant, but </text:span><text:span text:style-name="T9">leaving traces of pitch change</text:span><text:span text:style-name="T7">, </text:span><text:span text:style-name="T9">let</text:span><text:span text:style-name="T7"> </text:span><text:span text:style-name="T10">S</text:span><text:span text:style-name="T7"> </text:span><text:span text:style-name="T9">be</text:span><text:span text:style-name="T7"> any </text:span><text:span text:style-name="T6">syllable </text:span><text:span text:style-name="T12">slice containing the nucleus</text:span><text:span text:style-name="T7">:</text:span></text:p>
      <text:list xml:id="list2611995802" text:style-name="L3">
        <text:list-item>
          <text:p text:style-name="P43"><text:span text:style-name="T2">/ʕ</text:span><text:span text:style-name="T10">S</text:span><text:span text:style-name="T5">˥</text:span><text:span text:style-name="T2">/ </text:span><text:span text:style-name="T8">&gt; /</text:span><text:span text:style-name="T10">S</text:span><text:span text:style-name="T8">˥˧/</text:span></text:p>
        </text:list-item>
        <text:list-item>
          <text:p text:style-name="P43"><text:span text:style-name="T2">/ʕ</text:span><text:span text:style-name="T10">S</text:span><text:span text:style-name="T5">˨</text:span><text:span text:style-name="T2">/ </text:span><text:span text:style-name="T8">&gt; /</text:span><text:span text:style-name="T10">S</text:span><text:span text:style-name="T8">˧˩/</text:span></text:p>
        </text:list-item>
        <text:list-item>
          <text:p text:style-name="P43"><text:span text:style-name="T2">/</text:span><text:span text:style-name="T10">S</text:span><text:span text:style-name="T2">ʕ</text:span><text:span text:style-name="T5">˥</text:span><text:span text:style-name="T2">/ </text:span><text:span text:style-name="T9">&gt; /</text:span><text:span text:style-name="T10">S</text:span><text:span text:style-name="T9">˧˥/</text:span></text:p>
        </text:list-item>
        <text:list-item>
          <text:p text:style-name="P43"><text:span text:style-name="T6">/</text:span><text:span text:style-name="T10">S</text:span><text:span text:style-name="T6">ʕ</text:span><text:span text:style-name="T5">˨</text:span><text:span text:style-name="T6">/ </text:span><text:span text:style-name="T9">&gt; /</text:span><text:span text:style-name="T10">S</text:span><text:bookmark-start text:name="__DdeLink__3754_531135274"/><text:span text:style-name="T9">˩˧</text:span><text:bookmark-end text:name="__DdeLink__3754_531135274"/><text:span text:style-name="T9">/</text:span></text:p>
        </text:list-item>
      </text:list>
      <text:p text:style-name="P15"><text:span text:style-name="T9">Pharyngeal fricative shifts to a velar fricative, but leaving traces of pitch change, let </text:span><text:span text:style-name="T10">S</text:span><text:span text:style-name="T9"> be any syllable </text:span><text:span text:style-name="T11">slice </text:span><text:span text:style-name="T12">containing the nucleus</text:span><text:span text:style-name="T9">:</text:span></text:p>
      <text:list xml:id="list1117741420" text:style-name="L4">
        <text:list-item>
          <text:p text:style-name="P44"><text:span text:style-name="T2">/</text:span><text:span text:style-name="T10">ħS</text:span><text:span text:style-name="T5">˥</text:span><text:span text:style-name="T2">, </text:span><text:span text:style-name="T10">ħS</text:span><text:span text:style-name="T8">˥˧</text:span><text:span text:style-name="T2">/ </text:span><text:span text:style-name="T8">&gt; /</text:span><text:span text:style-name="T10">xS</text:span><text:span text:style-name="T8">˥˧/</text:span></text:p>
        </text:list-item>
        <text:list-item>
          <text:p text:style-name="P45"><text:span text:style-name="T8">/</text:span><text:span text:style-name="T10">ħS</text:span><text:span text:style-name="T9">˧˥</text:span><text:span text:style-name="T8">/ &gt; /</text:span><text:span text:style-name="T10">xS</text:span><text:span text:style-name="T5">˥</text:span><text:span text:style-name="T8">/</text:span></text:p>
        </text:list-item>
        <text:list-item>
          <text:p text:style-name="P44"><text:span text:style-name="T2">/</text:span><text:span text:style-name="T10">ħS</text:span><text:span text:style-name="T5">˨</text:span><text:span text:style-name="T2">, </text:span><text:span text:style-name="T10">ħS</text:span><text:span text:style-name="T8">˧˩</text:span><text:span text:style-name="T2">/ </text:span><text:span text:style-name="T8">&gt; /</text:span><text:span text:style-name="T10">xS</text:span><text:span text:style-name="T8">˧˩/</text:span></text:p>
        </text:list-item>
        <text:list-item>
          <text:p text:style-name="P45"><text:span text:style-name="T8">/</text:span><text:span text:style-name="T10">ħS</text:span><text:span text:style-name="T9">˩˧</text:span><text:span text:style-name="T8">/ &gt; /</text:span><text:span text:style-name="T10">xS</text:span><text:span text:style-name="T5">˨</text:span><text:span text:style-name="T8">/</text:span></text:p>
        </text:list-item>
        <text:list-item>
          <text:p text:style-name="P44"><text:span text:style-name="T2">/</text:span><text:span text:style-name="T10">Sħ</text:span><text:span text:style-name="T5">˥</text:span><text:span text:style-name="T2">, </text:span><text:span text:style-name="T10">Sħ</text:span><text:span text:style-name="T9">˧˥</text:span><text:span text:style-name="T2">/ </text:span><text:span text:style-name="T9">&gt; /</text:span><text:span text:style-name="T10">Sx</text:span><text:span text:style-name="T9">˧˥/</text:span></text:p>
        </text:list-item>
        <text:list-item>
          <text:p text:style-name="P46"><text:span text:style-name="T9">/</text:span><text:span text:style-name="T10">Sħ</text:span><text:span text:style-name="T8">˥˧</text:span><text:span text:style-name="T9">/ &gt; /</text:span><text:span text:style-name="T10">Sx</text:span><text:span text:style-name="T5">˥</text:span><text:span text:style-name="T9">/</text:span></text:p>
        </text:list-item>
        <text:list-item>
          <text:p text:style-name="P44"><text:span text:style-name="T6">/</text:span><text:span text:style-name="T10">Sħ</text:span><text:span text:style-name="T5">˨</text:span><text:span text:style-name="T6">, </text:span><text:span text:style-name="T10">Sħ</text:span><text:span text:style-name="T9">˩˧</text:span><text:span text:style-name="T6">/ </text:span><text:span text:style-name="T9">&gt; /</text:span><text:span text:style-name="T10">Sx</text:span><text:span text:style-name="T9">˩˧/</text:span></text:p>
        </text:list-item>
        <text:list-item>
          <text:p text:style-name="P46"><text:span text:style-name="T6">/</text:span><text:span text:style-name="T10">Sħ</text:span><text:span text:style-name="T8">˧˩</text:span><text:span text:style-name="T6">/ </text:span><text:span text:style-name="T9">&gt; /</text:span><text:span text:style-name="T10">Sx</text:span><text:span text:style-name="T5">˨</text:span><text:span text:style-name="T9">/</text:span></text:p>
        </text:list-item>
      </text:list>
      <text:p text:style-name="P16"><text:span text:style-name="T13">D</text:span><text:span text:style-name="T2">ue to the loss of pharyngeals, the single phonemic height vowel system is split in two </text:span><text:span text:style-name="T17">(</text:span><text:span text:style-name="T2">front and non-front vowels</text:span><text:span text:style-name="T17">):</text:span></text:p>
      <text:list xml:id="list596056549" text:style-name="L5">
        <text:list-item>
          <text:p text:style-name="P31">/a(ː)/ &gt; /æ(ː), <text:s/>ɑ(ː)/</text:p>
        </text:list-item>
        <text:list-item>
          <text:p text:style-name="P49"><text:span text:style-name="T2">/e</text:span><text:span text:style-name="T16">(</text:span><text:span text:style-name="T2">ː</text:span><text:span text:style-name="T16">)</text:span><text:span text:style-name="T2">/ &gt; /e</text:span><text:span text:style-name="T16">(</text:span><text:span text:style-name="T2">ː</text:span><text:span text:style-name="T16">)</text:span><text:span text:style-name="T2">, o</text:span><text:span text:style-name="T16">(</text:span><text:span text:style-name="T2">ː</text:span><text:span text:style-name="T16">)</text:span><text:span text:style-name="T2">/</text:span></text:p>
        </text:list-item>
        <text:list-item>
          <text:p text:style-name="P50"><text:soft-page-break/><text:span text:style-name="T19">/i</text:span><text:span text:style-name="T16">(</text:span><text:span text:style-name="T19">ː</text:span><text:span text:style-name="T16">)</text:span><text:span text:style-name="T19">/ &gt; /i</text:span><text:span text:style-name="T16">(</text:span><text:span text:style-name="T19">ː</text:span><text:span text:style-name="T16">)</text:span><text:span text:style-name="T19">, u</text:span><text:span text:style-name="T16">(</text:span><text:span text:style-name="T19">ː</text:span><text:span text:style-name="T16">)</text:span><text:span text:style-name="T19">/</text:span></text:p>
        </text:list-item>
      </text:list>
      <text:p text:style-name="P4">Allophonic voicing of fricatives between voiced sounds:</text:p>
      <text:list xml:id="list3726572814" text:style-name="L6">
        <text:list-item>
          <text:p text:style-name="P32">/ɸ/ &gt; [β]</text:p>
        </text:list-item>
        <text:list-item>
          <text:p text:style-name="P32">/s/ &gt; [z]</text:p>
        </text:list-item>
        <text:list-item>
          <text:p text:style-name="P32">/x/ &gt; [ɣ]</text:p>
        </text:list-item>
        <text:list-item>
          <text:p text:style-name="P32">/xʷ/ &gt; [ɣʷ]</text:p>
        </text:list-item>
      </text:list>
      <text:p text:style-name="P5">Shift of back unrounded vowel allophones to central vowels:</text:p>
      <text:list xml:id="list856715772" text:style-name="L7">
        <text:list-item>
          <text:p text:style-name="P23"><text:span text:style-name="T32">[</text:span><text:span text:style-name="T49">ɑ</text:span><text:span text:style-name="T48">(</text:span><text:span text:style-name="T49">ː</text:span><text:span text:style-name="T48">)</text:span><text:span text:style-name="T32">] &gt; [</text:span><text:span text:style-name="T50">ä</text:span><text:span text:style-name="T48">(</text:span><text:span text:style-name="T49">ː</text:span><text:span text:style-name="T48">)</text:span><text:span text:style-name="T32">]</text:span></text:p>
        </text:list-item>
        <text:list-item>
          <text:p text:style-name="P25"><text:span text:style-name="T32">[</text:span><text:span text:style-name="T49">ɤ̞</text:span><text:span text:style-name="T32">] &gt; [</text:span><text:span text:style-name="T50">ə</text:span><text:span text:style-name="T32">]</text:span></text:p>
        </text:list-item>
        <text:list-item>
          <text:p text:style-name="P25"><text:span text:style-name="T32">[</text:span><text:span text:style-name="T49">ɤ̞ə̯</text:span><text:span text:style-name="T48">] &gt; [</text:span><text:span text:style-name="T50">ə</text:span><text:span text:style-name="T49">ː</text:span><text:span text:style-name="T48">]</text:span></text:p>
        </text:list-item>
        <text:list-item>
          <text:p text:style-name="P25"><text:span text:style-name="T48">[</text:span><text:span text:style-name="T49">ɯ</text:span><text:span text:style-name="T48">] &gt; [</text:span><text:span text:style-name="T50">ɨ</text:span><text:span text:style-name="T48">]</text:span></text:p>
        </text:list-item>
        <text:list-item>
          <text:p text:style-name="P25"><text:span text:style-name="T48">[</text:span><text:span text:style-name="T49">ɯə̯</text:span><text:span text:style-name="T48">] &gt; [</text:span><text:span text:style-name="T50">ɨ</text:span><text:span text:style-name="T49">ə̯</text:span><text:span text:style-name="T48">] &gt; [</text:span><text:span text:style-name="T50">ɨ.</text:span><text:span text:style-name="T48">ə]</text:span></text:p>
        </text:list-item>
      </text:list>
      <text:p text:style-name="P6">Shortening of vowels when realized as central vowels:</text:p>
      <text:list xml:id="list3564390102" text:style-name="L8">
        <text:list-item>
          <text:p text:style-name="P28"><text:span text:style-name="T32">[äː] </text:span><text:span text:style-name="T33">&gt; [ä]</text:span></text:p>
        </text:list-item>
        <text:list-item>
          <text:p text:style-name="P29"><text:span text:style-name="T32">[ə</text:span><text:span text:style-name="T34">ː</text:span><text:span text:style-name="T32">] &gt; [ə]</text:span></text:p>
        </text:list-item>
        <text:list-item>
          <text:p text:style-name="P29"><text:span text:style-name="T32">[ɨ</text:span><text:span text:style-name="T34">ː</text:span><text:span text:style-name="T32">] &gt; [ɨ]</text:span></text:p>
        </text:list-item>
      </text:list>
      <text:p text:style-name="P12"><text:span text:style-name="T34">D</text:span><text:span text:style-name="T32">eletion of </text:span><text:span text:style-name="T41">high </text:span><text:span text:style-name="T32">short </text:span><text:span text:style-name="T41">non-front vowel</text:span><text:span text:style-name="T32"> when centra</text:span><text:span text:style-name="T41">l; </text:span><text:span text:style-name="T42">voiced fricatives now phonemic</text:span><text:span text:style-name="T32">:</text:span></text:p>
      <text:list xml:id="list27499355" text:style-name="L9">
        <text:list-item>
          <text:p text:style-name="P51"><text:span text:style-name="T14">[ɨ] </text:span><text:span text:style-name="T15">&gt; </text:span><text:span text:style-name="T35">∅</text:span></text:p>
        </text:list-item>
      </text:list>
      <text:p text:style-name="P13"><text:span text:style-name="T32">Syllables whose nucleus was an [</text:span><text:span text:style-name="T33">ɨ</text:span><text:span text:style-name="T32">] have inner consonants deleted when composed of more than 3 consonants, </text:span><text:span text:style-name="T37">a tone T is discarted; </text:span><text:span text:style-name="T40">double consonants become simple</text:span><text:span text:style-name="T37">:</text:span></text:p>
      <text:list xml:id="list1656710450" text:style-name="L10">
        <text:list-item>
          <text:p text:style-name="P52"><text:span text:style-name="T2">/C</text:span><text:span text:style-name="T46">1</text:span><text:span text:style-name="T2">C</text:span><text:span text:style-name="T46">2</text:span><text:span text:style-name="T2"> … C</text:span><text:span text:style-name="T46">3 </text:span><text:span text:style-name="T17">T/</text:span><text:span text:style-name="T2"> &gt; /C</text:span><text:span text:style-name="T46">1</text:span><text:span text:style-name="T2">C</text:span><text:span text:style-name="T46">2</text:span><text:span text:style-name="T2">C</text:span><text:span text:style-name="T46">3</text:span><text:span text:style-name="T1">/</text:span></text:p>
        </text:list-item>
        <text:list-item>
          <text:p text:style-name="P38"><text:span text:style-name="T58">/C</text:span><text:span text:style-name="T44">1</text:span><text:span text:style-name="T58">C</text:span><text:span text:style-name="T44">1</text:span><text:span text:style-name="T58">/ </text:span><text:span text:style-name="T59">&gt; /C</text:span><text:span text:style-name="T45">1</text:span><text:span text:style-name="T59">/</text:span></text:p>
        </text:list-item>
      </text:list>
      <text:p text:style-name="P7">Words composed of only consonants have an epenthetic vowel inserted:</text:p>
      <text:list xml:id="list2088240336" text:style-name="L11">
        <text:list-item>
          <text:p text:style-name="P64"><text:span text:style-name="T25">/C</text:span><text:span text:style-name="T47">1</text:span><text:span text:style-name="T25">C</text:span><text:span text:style-name="T47">2</text:span><text:span text:style-name="T25">C</text:span><text:span text:style-name="T47">3</text:span><text:span text:style-name="T25">/ &gt; /C</text:span><text:span text:style-name="T47">1</text:span><text:span text:style-name="T25">C</text:span><text:span text:style-name="T47">2</text:span><text:span text:style-name="T61">ɜ</text:span><text:span text:style-name="T25">C</text:span><text:span text:style-name="T47">3</text:span><text:span text:style-name="T25">/</text:span></text:p>
        </text:list-item>
      </text:list>
      <text:p text:style-name="P5">Deletion of <text:span text:style-name="T62">labiovelar approximant</text:span> before vowels, splitting the non-front vowels that are short non-high in two (central and back vowels):</text:p>
      <text:list xml:id="list3304651539" text:style-name="L12">
        <text:list-item>
          <text:p text:style-name="P26"><text:span text:style-name="T32">/</text:span><text:span text:style-name="T38">ɑ/ </text:span><text:span text:style-name="T32">&gt; /a, </text:span><text:span text:style-name="T51">ɒ</text:span><text:span text:style-name="T38">/</text:span></text:p>
        </text:list-item>
        <text:list-item>
          <text:p text:style-name="P27"><text:span text:style-name="T38">/</text:span><text:span text:style-name="T32">o/ &gt; /ə, o/</text:span></text:p>
        </text:list-item>
      </text:list>
      <text:p text:style-name="P8">Lowering of mid vowels to low-mid vowels:</text:p>
      <text:list xml:id="list550013163" text:style-name="L13">
        <text:list-item>
          <text:p text:style-name="P24"><text:span text:style-name="T32">/e(</text:span><text:span text:style-name="T49">ː</text:span><text:span text:style-name="T48">)</text:span><text:span text:style-name="T32">/ = [e̞(</text:span><text:span text:style-name="T49">ː</text:span><text:span text:style-name="T48">)</text:span><text:span text:style-name="T32">] &gt; /ɛ(</text:span><text:span text:style-name="T49">ː</text:span><text:span text:style-name="T48">)</text:span><text:span text:style-name="T32">/</text:span></text:p>
        </text:list-item>
        <text:list-item>
          <text:p text:style-name="P33"><text:soft-page-break/>/ə/ &gt; /ɜ/</text:p>
        </text:list-item>
        <text:list-item>
          <text:p text:style-name="P24"><text:span text:style-name="T32">/o(</text:span><text:span text:style-name="T49">ː</text:span><text:span text:style-name="T48">)</text:span><text:span text:style-name="T32">/ = [o̞(</text:span><text:span text:style-name="T49">ː</text:span><text:span text:style-name="T48">)</text:span><text:span text:style-name="T32">] &gt; /ɔ(</text:span><text:span text:style-name="T49">ː</text:span><text:span text:style-name="T48">)</text:span><text:span text:style-name="T32">/</text:span></text:p>
        </text:list-item>
      </text:list>
      <text:p text:style-name="P9">Raising of low back and low front vowels:</text:p>
      <text:list xml:id="list335589595" text:style-name="L14">
        <text:list-item>
          <text:p text:style-name="P34">/<text:span text:style-name="T53">ɒ</text:span><text:span text:style-name="T56">(</text:span><text:span text:style-name="T54">ː</text:span><text:span text:style-name="T55">)/ </text:span><text:span text:style-name="T52">&gt; /</text:span><text:span text:style-name="T56">ɔ(</text:span><text:span text:style-name="T54">ː</text:span><text:span text:style-name="T55">)/</text:span></text:p>
        </text:list-item>
        <text:list-item>
          <text:p text:style-name="P34"><text:span text:style-name="T55">/</text:span><text:span text:style-name="T52">æ</text:span><text:span text:style-name="T56">(</text:span><text:span text:style-name="T54">ː</text:span><text:span text:style-name="T55">)/ </text:span><text:span text:style-name="T52">&gt; /</text:span><text:span text:style-name="T56">ɛ(</text:span><text:span text:style-name="T54">ː</text:span><text:span text:style-name="T55">)</text:span><text:span text:style-name="T52">/</text:span></text:p>
        </text:list-item>
      </text:list>
      <text:p text:style-name="P17"><text:span text:style-name="T21">Lost of allophonic epenthetic vowel and glottal stop after voiced plosives, </text:span><text:span text:style-name="T20">leaving traces of pitch change</text:span><text:span text:style-name="T21">, </text:span><text:span text:style-name="T18">let S be any syllable slice containing the nucleus</text:span><text:span text:style-name="T21">:</text:span></text:p>
      <text:list xml:id="list202101395045638" text:continue-list="list2691292484" text:style-name="L2">
        <text:list-item>
          <text:p text:style-name="P47"><text:span text:style-name="T20">[</text:span><text:span text:style-name="T3">əʔ</text:span><text:span text:style-name="T18">S</text:span><text:span text:style-name="T5">˥, </text:span><text:span text:style-name="T3">əʔ</text:span><text:span text:style-name="T18">S</text:span><text:span text:style-name="T8">˥˧</text:span><text:span text:style-name="T20">]</text:span><text:span text:style-name="T2"> </text:span><text:span text:style-name="T8">&gt; /</text:span><text:span text:style-name="T10">S</text:span><text:span text:style-name="T8">˥˧/</text:span></text:p>
        </text:list-item>
        <text:list-item>
          <text:p text:style-name="P53"><text:span text:style-name="T8">[</text:span><text:span text:style-name="T3">əʔ</text:span><text:span text:style-name="T18">S</text:span><text:span text:style-name="T5">˨, </text:span><text:span text:style-name="T20">ə</text:span><text:span text:style-name="T3">ʔ</text:span><text:span text:style-name="T18">S</text:span><text:span text:style-name="T8">˧˩</text:span><text:span text:style-name="T2">] &gt; /S</text:span><text:span text:style-name="T8">˧˩</text:span><text:span text:style-name="T2">/</text:span></text:p>
        </text:list-item>
        <text:list-item>
          <text:p text:style-name="P48"><text:span text:style-name="T20">[</text:span><text:span text:style-name="T3">əʔ</text:span><text:span text:style-name="T18">S</text:span><text:span text:style-name="T9">˧˥</text:span><text:span text:style-name="T20">]</text:span><text:span text:style-name="T2"> </text:span><text:span text:style-name="T8">&gt; /</text:span><text:span text:style-name="T10">S</text:span><text:span text:style-name="T5">˥</text:span><text:span text:style-name="T8">/</text:span></text:p>
        </text:list-item>
        <text:list-item>
          <text:p text:style-name="P42"><text:span text:style-name="T8">[</text:span><text:span text:style-name="T20">ə</text:span><text:span text:style-name="T3">ʔ</text:span><text:span text:style-name="T18">S</text:span><text:span text:style-name="T9">˩˧</text:span><text:span text:style-name="T23">] &gt; </text:span><text:span text:style-name="T13">/</text:span><text:span text:style-name="T10">S</text:span><text:span text:style-name="T5">˨</text:span><text:span text:style-name="T10">/</text:span></text:p>
        </text:list-item>
      </text:list>
      <text:p text:style-name="P10">Affrication of palatals:</text:p>
      <text:list xml:id="list3927932023" text:style-name="L16">
        <text:list-item>
          <text:p text:style-name="P35">/c/ &gt; /ȶ͡ɕ/</text:p>
        </text:list-item>
        <text:list-item>
          <text:p text:style-name="P35">/<text:span text:style-name="T30">ɟ/ &gt; /ȡ͡ʑ/</text:span></text:p>
        </text:list-item>
      </text:list>
      <text:p text:style-name="P18">Reinterpretation of labiovelars as simply velars followed by a labiovelar approximant:</text:p>
      <text:list xml:id="list531432231" text:style-name="L17">
        <text:list-item>
          <text:p text:style-name="P54">/kʷ/ &gt; /kw/</text:p>
        </text:list-item>
        <text:list-item>
          <text:p text:style-name="P54">/gʷ/ &gt; /gw/</text:p>
        </text:list-item>
        <text:list-item>
          <text:p text:style-name="P55">/xʷ/ &gt; /xw/</text:p>
        </text:list-item>
        <text:list-item>
          <text:p text:style-name="P55">/xʷ/ &gt; /xw/</text:p>
        </text:list-item>
        <text:list-item>
          <text:p text:style-name="P56"><text:span text:style-name="T1">/ɣʷ/ </text:span><text:span text:style-name="T27">&gt; /</text:span><text:span text:style-name="T1">ɣ</text:span><text:span text:style-name="T27">w/</text:span></text:p>
        </text:list-item>
        <text:list-item>
          <text:p text:style-name="P57"><text:span text:style-name="T27">/</text:span><text:span text:style-name="T29">ŋ</text:span><text:span text:style-name="T1">ʷ</text:span><text:span text:style-name="T27">/ </text:span><text:span text:style-name="T29">&gt; /ŋw/</text:span></text:p>
        </text:list-item>
      </text:list>
      <text:p text:style-name="P19">Shift of bilabial fricatives to labiodental fricatives:</text:p>
      <text:list xml:id="list1271693686" text:style-name="L26">
        <text:list-item>
          <text:p text:style-name="P59">/ɸ/ &gt; /f/</text:p>
        </text:list-item>
        <text:list-item>
          <text:p text:style-name="P59">/β/ &gt; /v/</text:p>
        </text:list-item>
      </text:list>
      <text:p text:style-name="P20">Palatalization of velar fricatives next to palatal consonants and front vowels:</text:p>
      <text:list xml:id="list3060198180" text:style-name="L18">
        <text:list-item>
          <text:p text:style-name="P58">/x/ &gt; [ɕ]</text:p>
        </text:list-item>
        <text:list-item>
          <text:p text:style-name="P58">/<text:span text:style-name="T28">ɣ/ </text:span><text:span text:style-name="T1">&gt; [ʑ]</text:span></text:p>
        </text:list-item>
      </text:list>
      <text:p text:style-name="P11">Deletion of palatal approximant and palatal affricates near to palatalized velars:</text:p>
      <text:list xml:id="list713999881" text:style-name="L19">
        <text:list-item>
          <text:p text:style-name="P36">/ȶ͡ɕx, xȶ͡ɕ, xj, jx/ &gt; /ɕ/</text:p>
        </text:list-item>
        <text:list-item>
          <text:p text:style-name="P36">/ȡ͡ʑɣ, ɣȡ͡ʑ, ɣj, jɣ/ &gt; /ʑ/</text:p>
        </text:list-item>
      </text:list>
      <text:p text:style-name="P11"><text:soft-page-break/>Simplification of plosive clusters, let P<text:span text:style-name="T43">1</text:span><text:span text:style-name="T57"> and P</text:span><text:span text:style-name="T43">2</text:span><text:span text:style-name="T57"> be plosives:</text:span></text:p>
      <text:list xml:id="list914195671" text:style-name="L20">
        <text:list-item>
          <text:p text:style-name="P37"><text:span text:style-name="T57">/P</text:span><text:span text:style-name="T43">1</text:span><text:span text:style-name="T57">P</text:span><text:span text:style-name="T43">2</text:span><text:span text:style-name="T57">/ &gt; /P</text:span><text:span text:style-name="T43">2</text:span><text:span text:style-name="T57">/</text:span></text:p>
        </text:list-item>
      </text:list>
      <text:p text:style-name="P21">Nasals become archiphonemic in coda position, which is labeled as /n/:</text:p>
      <text:list xml:id="list866894932" text:style-name="L21">
        <text:list-item>
          <text:p text:style-name="P60">/m, ɲ, ŋ/ &gt; /n/</text:p>
        </text:list-item>
        <text:list-item>
          <text:p text:style-name="P60">(before bilabial) /n/ &gt; [m]</text:p>
        </text:list-item>
        <text:list-item>
          <text:p text:style-name="P60">(before labiodental) /n/ &gt; [ɱ]</text:p>
        </text:list-item>
        <text:list-item>
          <text:p text:style-name="P60">(before palatal) /n/ &gt; [ȵ]</text:p>
        </text:list-item>
        <text:list-item>
          <text:p text:style-name="P60">(before velar) /n/ &gt; [ŋ] </text:p>
        </text:list-item>
      </text:list>
      <text:p text:style-name="P21">Before a vowel, palatal nasal breaks into an alveolar nasal and a palatal approximant:</text:p>
      <text:list xml:id="list4135452907" text:style-name="L22">
        <text:list-item>
          <text:p text:style-name="P61">/ɲ/ &gt; /nj/</text:p>
        </text:list-item>
      </text:list>
      <text:p text:style-name="P21">Remaining palatal nasal shifts into alveolar nasal:</text:p>
      <text:list xml:id="list770923472" text:style-name="L23">
        <text:list-item>
          <text:p text:style-name="P62">/ɲ/ &gt; /n/</text:p>
        </text:list-item>
      </text:list>
      <text:p text:style-name="P21">Velar Nasal shifts into bilabial nasal:</text:p>
      <text:list xml:id="list1201629238" text:style-name="L24">
        <text:list-item>
          <text:p text:style-name="P63">/ŋ/ &gt; /m/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20:23:54.835386654</meta:creation-date>
    <dc:date>2020-03-29T20:21:00.152371414</dc:date>
    <meta:editing-duration>PT13H42M18S</meta:editing-duration>
    <meta:editing-cycles>38</meta:editing-cycles>
    <meta:generator>LibreOffice/6.4.2.2$Linux_X86_64 LibreOffice_project/40$Build-2</meta:generator>
    <meta:document-statistic meta:table-count="0" meta:image-count="0" meta:object-count="0" meta:page-count="4" meta:paragraph-count="98" meta:word-count="652" meta:character-count="3280" meta:non-whitespace-character-count="2796"/>
  </office:meta>
</office:document-meta>
</file>